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Symmetric_20_Arrow" draw:marker-end="Symmetric_20_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9cm" svg:height="1.4cm" svg:x="5cm" svg:y="2.95cm">
          <text:p text:style-name="P1"><text:span text:style-name="T1">Graphical Interface</text:span></text:p>
          <text:p text:style-name="P1"><text:span text:style-name="T1">(Eclipse, DDD, Insight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2" draw:layer="layout" svg:width="4.9cm" svg:height="1.4cm" svg:x="5cm" svg:y="5.25cm">
          <text:p text:style-name="P1"><text:span text:style-name="T1">GDB</text:span></text:p>
          <text:p text:style-name="P1"><text:span text:style-name="T1">(msp430-gdb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3" draw:layer="layout" svg:width="4.9cm" svg:height="1.4cm" svg:x="5cm" svg:y="7.85cm">
          <text:p text:style-name="P1"><text:span text:style-name="T1">GDB Proxy</text:span></text:p>
          <text:p text:style-name="P1"><text:span text:style-name="T1">(openmsp430-gdbproxy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4" draw:layer="layout" svg:width="4.9cm" svg:height="1.4cm" svg:x="5cm" svg:y="10.379cm">
          <text:p text:style-name="P1"><text:span text:style-name="T1">openMSP43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7.449cm" svg:y1="4.348cm" svg:x2="7.449cm" svg:y2="5.25cm" draw:start-shape="id1" draw:start-glue-point="6" draw:end-shape="id2" draw:end-glue-point="4" svg:d="m7449 4348v902">
          <text:p/>
        </draw:connector>
        <draw:connector draw:style-name="gr3" draw:text-style-name="P1" draw:layer="layout" svg:x1="7.449cm" svg:y1="6.648cm" svg:x2="7.449cm" svg:y2="7.85cm" draw:start-shape="id2" draw:start-glue-point="6" draw:end-shape="id3" draw:end-glue-point="4" svg:d="m7449 6648v1202">
          <text:p/>
        </draw:connector>
        <draw:connector draw:style-name="gr3" draw:text-style-name="P1" draw:layer="layout" svg:x1="7.449cm" svg:y1="9.248cm" svg:x2="7.449cm" svg:y2="10.379cm" draw:start-shape="id3" draw:start-glue-point="6" draw:end-shape="id4" draw:end-glue-point="4" svg:d="m7449 9248v1131">
          <text:p/>
        </draw:connector>
        <draw:frame draw:style-name="gr4" draw:text-style-name="P3" draw:layer="layout" svg:width="5.7cm" svg:height="0.725cm" svg:x="7.45cm" svg:y="6.9cm">
          <draw:text-box>
            <text:p><text:span text:style-name="T1">TCP/IP port (RSP protocol)</text:span></text:p>
          </draw:text-box>
        </draw:frame>
        <draw:frame draw:style-name="gr4" draw:text-style-name="P3" draw:layer="layout" svg:width="5.7cm" svg:height="0.725cm" svg:x="7.45cm" svg:y="9.471cm">
          <draw:text-box>
            <text:p><text:span text:style-name="T1">Serial port (RS23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25T23:20:47</dc:date>
    <meta:editing-duration>PT07H18M42S</meta:editing-duration>
    <meta:editing-cycles>23</meta:editing-cycles>
    <meta:generator>OpenOffice.org/3.1$Unix OpenOffice.org_project/310m21$Build-931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